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100000201E32C671EB4B1FC8A.png" manifest:media-type="image/png"/>
  <manifest:file-entry manifest:full-path="Pictures/100006090000335E000035051DB8F4B52DA40CFD.svg" manifest:media-type="image/svg+xml"/>
  <manifest:file-entry manifest:full-path="Pictures/1000028F00002E6800003505CA51877673F76CAB.svg" manifest:media-type="image/svg+xml"/>
  <manifest:file-entry manifest:full-path="Pictures/10000201000002010000020192FBF01B5639126E.png" manifest:media-type="image/png"/>
  <manifest:file-entry manifest:full-path="Pictures/100002A20000350500003505FAAF396645B7B627.svg" manifest:media-type="image/svg+xml"/>
  <manifest:file-entry manifest:full-path="Pictures/100002010000020000000200AF377771B5761AE8.png" manifest:media-type="image/png"/>
  <manifest:file-entry manifest:full-path="Pictures/100001FC000034EB000034EB3CA8BA4187872186.svg" manifest:media-type="image/svg+xml"/>
  <manifest:file-entry manifest:full-path="Pictures/100002010000018100000201C9C1341298932AE7.png" manifest:media-type="image/png"/>
  <manifest:file-entry manifest:full-path="Pictures/10000201000001C10000020136184EFB52360260.png" manifest:media-type="image/png"/>
  <manifest:file-entry manifest:full-path="Pictures/1000018F000027CA00003505628E3C423E3362F6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 style:master-page-name="">
      <style:table-properties style:width="2.3479in" style:page-number="auto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3479in" style:rel-column-width="65535*"/>
    </style:style>
    <style:style style:name="Table1.A1" style:family="table-cell">
      <style:table-cell-properties fo:padding="0.0382in" fo:border="none"/>
    </style:style>
    <style:style style:name="Table1.4" style:family="table-row">
      <style:table-row-properties fo:background-color="transparent">
        <style:background-image/>
      </style:table-row-properties>
    </style:style>
    <style:style style:name="Table1.A4" style:family="table-cell">
      <style:table-cell-properties fo:background-color="transparent" fo:padding="0.0382in" fo:border-left="none" fo:border-right="none" fo:border-top="none" fo:border-bottom="1pt solid #000000">
        <style:background-image/>
      </style:table-cell-properties>
    </style:style>
    <style:style style:name="Table1.6" style:family="table-row">
      <style:table-row-properties fo:background-color="transparent" fo:keep-together="auto">
        <style:background-image/>
      </style:table-row-properties>
    </style:style>
    <style:style style:name="Table1.A6" style:family="table-cell">
      <style:table-cell-properties style:vertical-align="" fo:background-color="transparent" fo:padding="0.0382in" fo:border-left="none" fo:border-right="none" fo:border-top="none" fo:border-bottom="1pt solid #000000" style:writing-mode="page">
        <style:background-image/>
      </style:table-cell-properties>
    </style:style>
    <style:style style:name="Table2" style:family="table">
      <style:table-properties style:width="5.2201in" fo:margin-left="0.1299in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e2.A" style:family="table-column">
      <style:table-column-properties style:column-width="0.6861in"/>
    </style:style>
    <style:style style:name="Table2.B" style:family="table-column">
      <style:table-column-properties style:column-width="4.534in"/>
    </style:style>
    <style:style style:name="Table2.A1" style:family="table-cell">
      <style:table-cell-properties fo:padding="0.0382in" fo:border="none"/>
    </style:style>
    <style:style style:name="Table2.2" style:family="table-row">
      <style:table-row-properties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="0.0382in" fo:border-left="none" fo:border-right="none" fo:border-top="none" fo:border-bottom="2.75pt solid #000000" style:writing-mode="page">
        <style:background-image/>
      </style:table-cell-properties>
    </style:style>
    <style:style style:name="Table2.A3" style:family="table-cell">
      <style:table-cell-properties style:vertical-align="middle" fo:padding="0.0382in" fo:border-left="2.75pt solid #000000" fo:border-right="none" fo:border-top="none" fo:border-bottom="none"/>
    </style:style>
    <style:style style:name="Table2.A4" style:family="table-cell">
      <style:table-cell-properties style:vertical-align="middle" fo:padding="0.0382in" fo:border-left="2.75pt solid #000000" fo:border-right="none" fo:border-top="none" fo:border-bottom="none"/>
    </style:style>
    <style:style style:name="Table2.A5" style:family="table-cell">
      <style:table-cell-properties style:vertical-align="middle" fo:padding="0.0382in" fo:border-left="2.75pt solid #000000" fo:border-right="none" fo:border-top="none" fo:border-bottom="none"/>
    </style:style>
    <style:style style:name="Table2.A6" style:family="table-cell">
      <style:table-cell-properties style:vertical-align="middle" fo:padding="0.0382in" fo:border-left="2.75pt solid #000000" fo:border-right="none" fo:border-top="none" fo:border-bottom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padding="0.0382in" fo:border-left="2.75pt solid #000000" fo:border-right="none" fo:border-top="none" fo:border-bottom="none"/>
    </style:style>
    <style:style style:name="Table2.A10" style:family="table-cell">
      <style:table-cell-properties style:vertical-align="middle" fo:padding="0.0382in" fo:border-left="2.75pt solid #000000" fo:border-right="none" fo:border-top="none" fo:border-bottom="none"/>
    </style:style>
    <style:style style:name="Table2.A11" style:family="table-cell">
      <style:table-cell-properties style:vertical-align="middle" fo:padding="0.0382in" fo:border-left="2.75pt solid #000000" fo:border-right="none" fo:border-top="none" fo:border-bottom="none"/>
    </style:style>
    <style:style style:name="P1" style:family="paragraph" style:parent-style-name="Standard">
      <style:text-properties fo:language="fr" fo:country="FR" officeooo:paragraph-rsid="002a3532"/>
    </style:style>
    <style:style style:name="P2" style:family="paragraph" style:parent-style-name="Table_20_Contents">
      <style:paragraph-properties fo:text-align="center" style:justify-single-word="false"/>
      <style:text-properties style:font-name="Roboto" fo:font-size="20pt" fo:language="fr" fo:country="FR" fo:font-weight="bold" officeooo:rsid="000ccc92" officeooo:paragraph-rsid="002cc085" style:font-size-asian="20pt" style:font-weight-asian="bold" style:font-size-complex="20pt" style:font-weight-complex="bold"/>
    </style:style>
    <style:style style:name="P3" style:family="paragraph" style:parent-style-name="Table_20_Contents">
      <style:text-properties style:font-name="Roboto" fo:font-size="10pt" fo:language="fr" fo:country="FR" officeooo:rsid="000ccc92" officeooo:paragraph-rsid="000ccc92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Roboto" fo:font-size="10pt" fo:language="fr" fo:country="FR" officeooo:rsid="000ccc92" officeooo:paragraph-rsid="000ccc92" style:font-size-asian="10pt" style:font-size-complex="10pt"/>
    </style:style>
    <style:style style:name="P5" style:family="paragraph" style:parent-style-name="Table_20_Contents">
      <style:text-properties style:font-name="Roboto" fo:font-size="10pt" fo:language="fr" fo:country="FR" officeooo:rsid="00110fc4" officeooo:paragraph-rsid="00110fc4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Roboto" fo:font-size="10pt" fo:language="fr" fo:country="FR" officeooo:rsid="00110fc4" officeooo:paragraph-rsid="00110fc4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Roboto" fo:font-size="10pt" fo:language="fr" fo:country="FR" officeooo:rsid="0012c6a3" officeooo:paragraph-rsid="0012c6a3" style:font-size-asian="10pt" style:font-size-complex="10pt"/>
    </style:style>
    <style:style style:name="P8" style:family="paragraph" style:parent-style-name="Table_20_Contents">
      <style:text-properties style:font-name="Roboto" fo:font-size="10pt" fo:language="fr" fo:country="FR" officeooo:rsid="00324d4a" officeooo:paragraph-rsid="00324d4a" style:font-size-asian="10pt" style:font-size-complex="10pt"/>
    </style:style>
    <style:style style:name="P9" style:family="paragraph" style:parent-style-name="Table_20_Contents">
      <style:text-properties style:font-name="Roboto" fo:font-size="10pt" fo:language="fr" fo:country="FR" officeooo:rsid="0037c7ac" officeooo:paragraph-rsid="0037c7ac" style:font-size-asian="10pt" style:font-size-complex="10pt"/>
    </style:style>
    <style:style style:name="P10" style:family="paragraph" style:parent-style-name="Table_20_Contents">
      <style:text-properties style:font-name="Roboto" fo:font-size="10pt" fo:language="fr" fo:country="FR" officeooo:rsid="000fbb3f" officeooo:paragraph-rsid="000fbb3f" style:font-size-asian="10pt" style:font-size-complex="10pt"/>
    </style:style>
    <style:style style:name="P11" style:family="paragraph" style:parent-style-name="Table_20_Contents">
      <style:text-properties style:font-name="Roboto" fo:font-size="10pt" fo:language="fr" fo:country="FR" officeooo:rsid="000fbb3f" officeooo:paragraph-rsid="001f5753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Roboto" fo:font-size="10pt" fo:language="fr" fo:country="FR" officeooo:rsid="001afbc1" officeooo:paragraph-rsid="001afbc1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Roboto" fo:font-size="10pt" fo:language="fr" fo:country="FR" officeooo:rsid="001b1923" officeooo:paragraph-rsid="001b1923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Roboto" fo:font-size="10pt" fo:language="fr" fo:country="FR" officeooo:rsid="001c5a12" officeooo:paragraph-rsid="001c5a12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Roboto" fo:font-size="10pt" fo:language="fr" fo:country="FR" officeooo:rsid="000fd115" officeooo:paragraph-rsid="00514bcb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Roboto" fo:font-size="10pt" fo:language="fr" fo:country="FR" officeooo:rsid="001ca386" officeooo:paragraph-rsid="00514bcb" style:font-size-asian="10pt" style:font-size-complex="10pt"/>
    </style:style>
    <style:style style:name="P17" style:family="paragraph" style:parent-style-name="Table_20_Contents">
      <style:text-properties style:font-name="Roboto" fo:font-size="10pt" fo:language="fr" fo:country="FR" officeooo:paragraph-rsid="001e64a3" style:font-size-asian="10pt" style:font-size-complex="10pt"/>
    </style:style>
    <style:style style:name="P18" style:family="paragraph" style:parent-style-name="Table_20_Contents">
      <style:text-properties style:font-name="Roboto" fo:font-size="10pt" fo:language="fr" fo:country="FR" officeooo:rsid="0066a1b4" officeooo:paragraph-rsid="0066a1b4" style:font-size-asian="10pt" style:font-size-complex="10pt"/>
    </style:style>
    <style:style style:name="P19" style:family="paragraph" style:parent-style-name="Table_20_Contents">
      <style:text-properties style:font-name="Roboto" fo:font-size="10pt" fo:language="fr" fo:country="FR" officeooo:paragraph-rsid="000fbb3f" style:font-size-asian="10pt" style:font-size-complex="10pt"/>
    </style:style>
    <style:style style:name="P20" style:family="paragraph" style:parent-style-name="Table_20_Contents">
      <style:text-properties style:font-name="Roboto" fo:language="fr" fo:country="FR" fo:font-weight="bold" officeooo:rsid="000ccc92" officeooo:paragraph-rsid="000ccc92" style:font-weight-asian="bold" style:font-weight-complex="bold"/>
    </style:style>
    <style:style style:name="P21" style:family="paragraph" style:parent-style-name="Table_20_Contents">
      <style:text-properties style:font-name="Roboto" fo:language="fr" fo:country="FR" fo:font-weight="bold" officeooo:rsid="000ccc92" officeooo:paragraph-rsid="000fbb3f" style:font-weight-asian="bold" style:font-weight-complex="bold"/>
    </style:style>
    <style:style style:name="P22" style:family="paragraph" style:parent-style-name="Table_20_Contents">
      <style:text-properties style:font-name="Roboto" fo:language="fr" fo:country="FR" fo:font-weight="bold" officeooo:rsid="004857d2" officeooo:paragraph-rsid="004857d2" style:font-weight-asian="bold" style:font-weight-complex="bold"/>
    </style:style>
    <style:style style:name="P23" style:family="paragraph" style:parent-style-name="Table_20_Contents">
      <style:text-properties style:font-name="Roboto" fo:language="fr" fo:country="FR" fo:font-weight="bold" officeooo:paragraph-rsid="001e64a3" style:font-weight-asian="bold" style:font-weight-complex="bold"/>
    </style:style>
    <style:style style:name="P24" style:family="paragraph" style:parent-style-name="Table_20_Contents">
      <style:text-properties style:font-name="Roboto" fo:language="fr" fo:country="FR" fo:font-weight="bold" officeooo:paragraph-rsid="00514bcb" style:font-weight-asian="bold" style:font-weight-complex="bold"/>
    </style:style>
    <style:style style:name="P25" style:family="paragraph" style:parent-style-name="Table_20_Contents">
      <style:text-properties style:font-name="Roboto" fo:language="fr" fo:country="FR" fo:font-weight="bold" officeooo:paragraph-rsid="000fbb3f" style:font-weight-asian="bold" style:font-weight-complex="bold"/>
    </style:style>
    <style:style style:name="P26" style:family="paragraph" style:parent-style-name="Table_20_Contents">
      <style:text-properties style:font-name="Roboto" fo:language="fr" fo:country="FR" fo:font-weight="bold" officeooo:rsid="004c4dc1" officeooo:paragraph-rsid="004c4dc1" style:font-weight-asian="bold" style:font-weight-complex="bold"/>
    </style:style>
    <style:style style:name="P27" style:family="paragraph" style:parent-style-name="Table_20_Contents">
      <style:text-properties style:font-name="Roboto" fo:language="fr" fo:country="FR" officeooo:rsid="000fd115" officeooo:paragraph-rsid="004c4dc1"/>
    </style:style>
    <style:style style:name="P28" style:family="paragraph" style:parent-style-name="Table_20_Contents">
      <style:text-properties style:font-name="Roboto" fo:font-size="16pt" fo:language="fr" fo:country="FR" fo:font-weight="bold" officeooo:rsid="000ccc92" officeooo:paragraph-rsid="000ccc92" style:font-size-asian="16pt" style:font-weight-asian="bold" style:font-size-complex="16pt" style:font-weight-complex="bold"/>
    </style:style>
    <style:style style:name="P29" style:family="paragraph" style:parent-style-name="Table_20_Contents">
      <style:text-properties style:font-name="Roboto" fo:font-size="12pt" fo:language="fr" fo:country="FR" fo:font-weight="bold" officeooo:rsid="000ccc92" officeooo:paragraph-rsid="001afbc1" style:font-size-asian="12pt" style:font-weight-asian="bold" style:font-size-complex="12pt" style:font-weight-complex="bold"/>
    </style:style>
    <style:style style:name="P30" style:family="paragraph" style:parent-style-name="Table_20_Contents">
      <style:text-properties style:font-name="Roboto" fo:font-size="12pt" fo:language="fr" fo:country="FR" fo:font-weight="bold" officeooo:rsid="000ccc92" officeooo:paragraph-rsid="00110fc4" style:font-size-asian="12pt" style:font-weight-asian="bold" style:font-size-complex="12pt" style:font-weight-complex="bold"/>
    </style:style>
    <style:style style:name="P31" style:family="paragraph" style:parent-style-name="Table_20_Contents">
      <style:text-properties style:font-name="Roboto" fo:font-size="6pt" fo:language="fr" fo:country="FR" officeooo:rsid="00110fc4" officeooo:paragraph-rsid="00110fc4" style:font-size-asian="5.25pt" style:font-size-complex="6pt"/>
    </style:style>
    <style:style style:name="P32" style:family="paragraph" style:parent-style-name="Table_20_Contents">
      <style:text-properties style:font-name="Roboto" fo:font-size="6pt" fo:language="fr" fo:country="FR" officeooo:paragraph-rsid="001e64a3" style:font-size-asian="5.25pt" style:font-size-complex="6pt"/>
    </style:style>
    <style:style style:name="P33" style:family="paragraph" style:parent-style-name="Table_20_Contents">
      <style:text-properties style:font-name="Roboto" fo:font-size="6pt" fo:language="fr" fo:country="FR" officeooo:paragraph-rsid="000fbb3f" style:font-size-asian="5.25pt" style:font-size-complex="6pt"/>
    </style:style>
    <style:style style:name="P34" style:family="paragraph" style:parent-style-name="Table_20_Contents">
      <style:paragraph-properties fo:text-align="center" style:justify-single-word="false"/>
      <style:text-properties style:font-name="Roboto" fo:font-size="6pt" fo:language="fr" fo:country="FR" officeooo:rsid="0012c6a3" officeooo:paragraph-rsid="0012c6a3" style:font-size-asian="6pt" style:font-size-complex="6pt"/>
    </style:style>
    <style:style style:name="P35" style:family="paragraph" style:parent-style-name="Table_20_Contents">
      <style:text-properties style:font-name="Roboto" fo:font-size="6pt" fo:language="fr" fo:country="FR" officeooo:paragraph-rsid="004c4dc1" style:font-size-asian="6pt" style:font-size-complex="6pt"/>
    </style:style>
    <style:style style:name="P36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style:font-name="Roboto" fo:font-size="20pt" fo:language="fr" fo:country="FR" fo:font-weight="bold" officeooo:rsid="000ccc92" officeooo:paragraph-rsid="002cc085" style:font-size-asian="20pt" style:font-weight-asian="bold" style:font-size-complex="20pt" style:font-weight-complex="bold"/>
    </style:style>
    <style:style style:name="P37" style:family="paragraph" style:parent-style-name="Table_20_Contents">
      <loext:graphic-properties draw:fill="none"/>
      <style:paragraph-properties fo:margin-left="0.2in" fo:margin-right="0in" fo:margin-top="0.0398in" fo:margin-bottom="0.0398in" style:contextual-spacing="false" fo:text-align="start" style:justify-single-word="false" fo:orphans="0" fo:widows="0" fo:text-indent="0in" style:auto-text-indent="false" fo:background-color="transparent" text:number-lines="false" text:line-number="0"/>
      <style:text-properties style:font-name="Roboto" fo:font-size="11pt" fo:language="fr" fo:country="FR" fo:font-weight="normal" officeooo:rsid="000fd115" officeooo:paragraph-rsid="004c4dc1" style:font-size-asian="11pt" style:font-weight-asian="normal" style:font-size-complex="11pt" style:font-weight-complex="normal"/>
    </style:style>
    <style:style style:name="P38" style:family="paragraph" style:parent-style-name="Table_20_Contents">
      <loext:graphic-properties draw:fill="none"/>
      <style:paragraph-properties fo:margin-left="0.2in" fo:margin-right="0in" fo:margin-top="0.0398in" fo:margin-bottom="0.0398in" style:contextual-spacing="false" fo:text-align="start" style:justify-single-word="false" fo:orphans="0" fo:widows="0" fo:text-indent="0in" style:auto-text-indent="false" fo:background-color="transparent" text:number-lines="false" text:line-number="0"/>
      <style:text-properties style:font-name="Roboto" fo:font-size="11pt" fo:language="fr" fo:country="FR" officeooo:rsid="000fd115" officeooo:paragraph-rsid="004c4dc1" style:font-size-asian="11pt" style:font-size-complex="11pt"/>
    </style:style>
    <style:style style:name="P39" style:family="paragraph" style:parent-style-name="Table_20_Contents">
      <loext:graphic-properties draw:fill="none"/>
      <style:paragraph-properties fo:margin-left="0.2in" fo:margin-right="0in" fo:margin-top="0.0398in" fo:margin-bottom="0.0398in" style:contextual-spacing="false" fo:text-align="start" style:justify-single-word="false" fo:orphans="0" fo:widows="0" fo:text-indent="0in" style:auto-text-indent="false" fo:background-color="transparent" text:number-lines="false" text:line-number="0"/>
      <style:text-properties style:font-name="Roboto" fo:font-size="11pt" fo:language="fr" fo:country="FR" officeooo:rsid="00110fc4" officeooo:paragraph-rsid="004c4dc1" style:font-size-asian="11pt" style:font-size-complex="11pt"/>
    </style:style>
    <style:style style:name="P40" style:family="paragraph" style:parent-style-name="Table_20_Contents">
      <loext:graphic-properties draw:fill="none"/>
      <style:paragraph-properties fo:margin-left="0.2in" fo:margin-right="0in" fo:margin-top="0.0398in" fo:margin-bottom="0.0398in" style:contextual-spacing="false" fo:text-align="start" style:justify-single-word="false" fo:orphans="0" fo:widows="0" fo:text-indent="0in" style:auto-text-indent="false" fo:background-color="transparent" text:number-lines="false" text:line-number="0"/>
      <style:text-properties style:font-name="Roboto" fo:font-size="11pt" fo:language="fr" fo:country="FR" officeooo:paragraph-rsid="004c4dc1" style:font-size-asian="11pt" style:font-size-complex="11pt"/>
    </style:style>
    <style:style style:name="P41" style:family="paragraph" style:parent-style-name="Table_20_Contents">
      <loext:graphic-properties draw:fill="none"/>
      <style:paragraph-properties fo:margin-left="0.2in" fo:margin-right="0in" fo:margin-top="0.0398in" fo:margin-bottom="0.0398in" style:contextual-spacing="false" fo:text-align="start" style:justify-single-word="false" fo:orphans="0" fo:widows="0" fo:text-indent="0in" style:auto-text-indent="false" fo:background-color="transparent" text:number-lines="false" text:line-number="0"/>
      <style:text-properties style:font-name="Roboto" fo:font-size="11pt" fo:language="fr" fo:country="FR" fo:font-weight="bold" officeooo:paragraph-rsid="00514bcb" style:font-size-asian="11pt" style:font-weight-asian="bold" style:font-size-complex="11pt" style:font-weight-complex="bold"/>
    </style:style>
    <style:style style:name="P42" style:family="paragraph" style:parent-style-name="Table_20_Contents">
      <loext:graphic-properties draw:fill="none"/>
      <style:paragraph-properties fo:margin-left="0.2in" fo:margin-right="0in" fo:margin-top="0.0398in" fo:margin-bottom="0.0398in" style:contextual-spacing="false" fo:text-align="start" style:justify-single-word="false" fo:orphans="0" fo:widows="0" fo:text-indent="0in" style:auto-text-indent="false" fo:background-color="transparent" text:number-lines="false" text:line-number="0"/>
      <style:text-properties style:font-name="Roboto" fo:font-size="11pt" fo:language="fr" fo:country="FR" fo:font-weight="bold" officeooo:paragraph-rsid="00530f41" style:font-size-asian="11pt" style:font-weight-asian="bold" style:font-size-complex="11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Roboto" fo:font-size="24pt" fo:language="fr" fo:country="FR" fo:font-weight="bold" officeooo:rsid="001ca386" officeooo:paragraph-rsid="000ccc92" style:font-size-asian="24pt" style:font-weight-asian="bold" style:font-size-complex="24pt" style:font-weight-complex="bold"/>
    </style:style>
    <style:style style:name="P44" style:family="paragraph" style:parent-style-name="Table_20_Contents" style:list-style-name="L1">
      <loext:graphic-properties draw:fill="none"/>
      <style:paragraph-properties fo:margin-left="0.1201in" fo:margin-right="0in" fo:text-align="start" style:justify-single-word="false" fo:orphans="0" fo:widows="0" fo:text-indent="-0.1in" style:auto-text-indent="false" fo:background-color="transparent" text:number-lines="false" text:line-number="0">
        <style:tab-stops>
          <style:tab-stop style:position="0.1799in"/>
        </style:tab-stops>
      </style:paragraph-properties>
      <style:text-properties style:font-name="Roboto" fo:font-size="10pt" fo:language="fr" fo:country="FR" officeooo:rsid="000fd115" officeooo:paragraph-rsid="0016c6b8" style:font-size-asian="10pt" style:font-size-complex="10pt"/>
    </style:style>
    <style:style style:name="P45" style:family="paragraph" style:parent-style-name="Table_20_Contents" style:list-style-name="L2">
      <loext:graphic-properties draw:fill="none"/>
      <style:paragraph-properties fo:margin-left="0.1201in" fo:margin-right="0in" fo:orphans="0" fo:widows="0" fo:text-indent="-0.1in" style:auto-text-indent="false" fo:background-color="transparent" text:number-lines="false" text:line-number="0">
        <style:tab-stops>
          <style:tab-stop style:position="0.1799in"/>
        </style:tab-stops>
      </style:paragraph-properties>
      <style:text-properties style:font-name="Roboto" fo:font-size="10pt" fo:language="fr" fo:country="FR" officeooo:rsid="000fd115" officeooo:paragraph-rsid="001ae90a" style:font-size-asian="10pt" style:font-size-complex="10pt"/>
    </style:style>
    <style:style style:name="P46" style:family="paragraph" style:parent-style-name="Table_20_Contents" style:list-style-name="L2">
      <loext:graphic-properties draw:fill="none"/>
      <style:paragraph-properties fo:margin-left="0.1201in" fo:margin-right="0in" fo:orphans="0" fo:widows="0" fo:text-indent="-0.1in" style:auto-text-indent="false" fo:background-color="transparent" text:number-lines="false" text:line-number="0">
        <style:tab-stops>
          <style:tab-stop style:position="0.1799in"/>
        </style:tab-stops>
      </style:paragraph-properties>
      <style:text-properties style:font-name="Roboto" fo:font-size="10pt" fo:language="fr" fo:country="FR" officeooo:rsid="000fd115" officeooo:paragraph-rsid="000fd115" style:font-size-asian="10pt" style:font-size-complex="10pt"/>
    </style:style>
    <style:style style:name="P47" style:family="paragraph" style:parent-style-name="Table_20_Contents" style:list-style-name="L1">
      <loext:graphic-properties draw:fill="none"/>
      <style:paragraph-properties fo:margin-left="0.1201in" fo:margin-right="0in" fo:text-align="start" style:justify-single-word="false" fo:orphans="0" fo:widows="0" fo:text-indent="-0.1in" style:auto-text-indent="false" fo:background-color="transparent" text:number-lines="false" text:line-number="0">
        <style:tab-stops>
          <style:tab-stop style:position="0.1799in"/>
        </style:tab-stops>
      </style:paragraph-properties>
      <style:text-properties style:font-name="Roboto" fo:font-size="10pt" fo:language="fr" fo:country="FR" officeooo:rsid="0016c6b8" officeooo:paragraph-rsid="0016c6b8" style:font-size-asian="10pt" style:font-size-complex="10pt"/>
    </style:style>
    <style:style style:name="P48" style:family="paragraph" style:parent-style-name="Table_20_Contents" style:list-style-name="L1">
      <loext:graphic-properties draw:fill="none"/>
      <style:paragraph-properties fo:margin-left="0.1201in" fo:margin-right="0in" fo:text-align="start" style:justify-single-word="false" fo:orphans="0" fo:widows="0" fo:text-indent="-0.1in" style:auto-text-indent="false" fo:background-color="transparent" text:number-lines="false" text:line-number="0">
        <style:tab-stops>
          <style:tab-stop style:position="0.1799in"/>
        </style:tab-stops>
      </style:paragraph-properties>
      <style:text-properties style:font-name="Roboto" fo:font-size="10pt" fo:language="fr" fo:country="FR" officeooo:rsid="0016c6b8" officeooo:paragraph-rsid="00470f0c" style:font-size-asian="10pt" style:font-size-complex="10pt"/>
    </style:style>
    <style:style style:name="P49" style:family="paragraph" style:parent-style-name="Table_20_Contents" style:list-style-name="L1">
      <loext:graphic-properties draw:fill="none"/>
      <style:paragraph-properties fo:margin-left="0.1201in" fo:margin-right="0in" fo:text-align="start" style:justify-single-word="false" fo:orphans="0" fo:widows="0" fo:text-indent="-0.1in" style:auto-text-indent="false" fo:background-color="transparent" text:number-lines="false" text:line-number="0">
        <style:tab-stops>
          <style:tab-stop style:position="0.1799in"/>
        </style:tab-stops>
      </style:paragraph-properties>
      <style:text-properties style:font-name="Roboto" fo:font-size="10pt" fo:language="fr" fo:country="FR" officeooo:rsid="0030aa84" officeooo:paragraph-rsid="0030aa84" style:font-size-asian="10pt" style:font-size-complex="10pt"/>
    </style:style>
    <style:style style:name="P50" style:family="paragraph" style:parent-style-name="Table_20_Contents" style:list-style-name="L1">
      <loext:graphic-properties draw:fill="none"/>
      <style:paragraph-properties fo:margin-left="0.1201in" fo:margin-right="0in" fo:text-align="start" style:justify-single-word="false" fo:orphans="0" fo:widows="0" fo:text-indent="-0.1in" style:auto-text-indent="false" fo:background-color="transparent" text:number-lines="false" text:line-number="0">
        <style:tab-stops>
          <style:tab-stop style:position="0.1799in"/>
        </style:tab-stops>
      </style:paragraph-properties>
      <style:text-properties style:font-name="Roboto" fo:font-size="10pt" fo:language="fr" fo:country="FR" officeooo:rsid="001ae90a" officeooo:paragraph-rsid="001ae90a" style:font-size-asian="10pt" style:font-size-complex="10pt"/>
    </style:style>
    <style:style style:name="P51" style:family="paragraph" style:parent-style-name="Table_20_Contents" style:list-style-name="L2">
      <loext:graphic-properties draw:fill="none"/>
      <style:paragraph-properties fo:margin-left="0.1201in" fo:margin-right="0in" fo:orphans="0" fo:widows="0" fo:text-indent="-0.1in" style:auto-text-indent="false" fo:background-color="transparent" text:number-lines="false" text:line-number="0">
        <style:tab-stops>
          <style:tab-stop style:position="0.1799in"/>
        </style:tab-stops>
      </style:paragraph-properties>
      <style:text-properties style:font-name="Roboto" fo:font-size="10pt" fo:language="fr" fo:country="FR" officeooo:rsid="00110fc4" officeooo:paragraph-rsid="00110fc4" style:font-size-asian="10pt" style:font-size-complex="10pt"/>
    </style:style>
    <style:style style:name="P52" style:family="paragraph" style:parent-style-name="Table_20_Contents" style:list-style-name="L1">
      <loext:graphic-properties draw:fill="none"/>
      <style:paragraph-properties fo:margin-left="0.0201in" fo:margin-right="0in" fo:text-align="start" style:justify-single-word="false" fo:orphans="0" fo:widows="0" fo:text-indent="0in" style:auto-text-indent="false" fo:background-color="transparent" text:number-lines="false" text:line-number="0">
        <style:tab-stops>
          <style:tab-stop style:position="0.1799in"/>
        </style:tab-stops>
      </style:paragraph-properties>
      <style:text-properties style:font-name="Roboto" fo:font-size="6pt" fo:language="fr" fo:country="FR" officeooo:rsid="001ae90a" officeooo:paragraph-rsid="001ae90a" style:font-size-asian="5.25pt" style:font-size-complex="6pt"/>
    </style:style>
    <style:style style:name="P53" style:family="paragraph" style:parent-style-name="Table_20_Contents" style:list-style-name="L2">
      <loext:graphic-properties draw:fill="none"/>
      <style:paragraph-properties fo:margin-left="0.0201in" fo:margin-right="0in" fo:orphans="0" fo:widows="0" fo:text-indent="0in" style:auto-text-indent="false" fo:background-color="transparent" text:number-lines="false" text:line-number="0">
        <style:tab-stops>
          <style:tab-stop style:position="0.1799in"/>
        </style:tab-stops>
      </style:paragraph-properties>
      <style:text-properties style:font-name="Roboto" fo:font-size="6pt" fo:language="fr" fo:country="FR" officeooo:rsid="000fd115" officeooo:paragraph-rsid="000fd115" style:font-size-asian="5.25pt" style:font-size-complex="6pt"/>
    </style:style>
    <style:style style:name="P54" style:family="paragraph" style:parent-style-name="Table_20_Contents">
      <loext:graphic-properties draw:fill="none"/>
      <style:paragraph-properties fo:margin-left="0.0201in" fo:margin-right="0in" fo:margin-top="0.0299in" fo:margin-bottom="0.0299in" style:contextual-spacing="false" fo:orphans="0" fo:widows="0" fo:text-indent="0in" style:auto-text-indent="false" fo:background-color="transparent" text:number-lines="false" text:line-number="0"/>
      <style:text-properties style:font-name="Roboto" fo:font-size="10pt" fo:language="fr" fo:country="FR" officeooo:rsid="004857d2" officeooo:paragraph-rsid="0067f4d5" style:font-size-asian="10pt" style:font-size-complex="10pt"/>
    </style:style>
    <style:style style:name="P55" style:family="paragraph" style:parent-style-name="Table_20_Contents">
      <style:paragraph-properties fo:margin-top="0.2374in" fo:margin-bottom="0.2374in" style:contextual-spacing="false" fo:text-align="center" style:justify-single-word="false"/>
      <style:text-properties style:font-name="Roboto" fo:font-size="16pt" fo:language="fr" fo:country="FR" fo:font-weight="bold" officeooo:rsid="000fbb3f" officeooo:paragraph-rsid="000fbb3f" style:font-size-asian="16pt" style:font-weight-asian="bold" style:font-size-complex="16pt" style:font-weight-complex="bold"/>
    </style:style>
    <style:style style:name="P56" style:family="paragraph" style:parent-style-name="Table_20_Contents">
      <loext:graphic-properties draw:fill="none"/>
      <style:paragraph-properties fo:margin-left="0in" fo:margin-right="0in" fo:margin-top="0.0299in" fo:margin-bottom="0.0299in" style:contextual-spacing="false" fo:orphans="0" fo:widows="0" fo:text-indent="0in" style:auto-text-indent="false" fo:background-color="transparent" text:number-lines="false" text:line-number="0">
        <style:tab-stops>
          <style:tab-stop style:position="0.0799in"/>
        </style:tab-stops>
      </style:paragraph-properties>
      <style:text-properties officeooo:paragraph-rsid="0065bc56"/>
    </style:style>
    <style:style style:name="P57" style:family="paragraph" style:parent-style-name="Table_20_Contents">
      <loext:graphic-properties draw:fill="none"/>
      <style:paragraph-properties fo:margin-left="0in" fo:margin-right="0in" fo:margin-top="0.0299in" fo:margin-bottom="0.0098in" style:contextual-spacing="false" fo:orphans="0" fo:widows="0" fo:text-indent="0in" style:auto-text-indent="false" fo:background-color="transparent" text:number-lines="false" text:line-number="0">
        <style:tab-stops>
          <style:tab-stop style:position="0.0799in"/>
        </style:tab-stops>
      </style:paragraph-properties>
      <style:text-properties officeooo:paragraph-rsid="0065bc56"/>
    </style:style>
    <style:style style:name="P58" style:family="paragraph" style:parent-style-name="Table_20_Contents">
      <style:paragraph-properties fo:margin-top="0.0402in" fo:margin-bottom="0in" style:contextual-spacing="false" fo:text-align="center" style:justify-single-word="false"/>
      <style:text-properties style:font-name="Roboto" fo:font-size="10pt" fo:language="fr" fo:country="FR" officeooo:rsid="00324b8f" officeooo:paragraph-rsid="00324b8f" style:font-size-asian="10pt" style:font-size-complex="10pt"/>
    </style:style>
    <style:style style:name="P59" style:family="paragraph" style:parent-style-name="Table_20_Contents">
      <style:paragraph-properties fo:margin-top="0.0299in" fo:margin-bottom="0.0299in" style:contextual-spacing="false"/>
      <style:text-properties style:font-name="Roboto" fo:font-size="10pt" fo:language="fr" fo:country="FR" officeooo:rsid="004857d2" officeooo:paragraph-rsid="0067f4d5" style:font-size-asian="10pt" style:font-size-complex="10pt"/>
    </style:style>
    <style:style style:name="P60" style:family="paragraph" style:parent-style-name="Table_20_Contents">
      <style:paragraph-properties fo:margin-top="0.0299in" fo:margin-bottom="0.0299in" style:contextual-spacing="false"/>
      <style:text-properties style:font-name="Roboto" fo:font-size="10pt" fo:language="fr" fo:country="FR" officeooo:paragraph-rsid="000ccc92" style:font-size-asian="10pt" style:font-size-complex="10pt"/>
    </style:style>
    <style:style style:name="T1" style:family="text">
      <style:text-properties officeooo:rsid="000ccc92"/>
    </style:style>
    <style:style style:name="T2" style:family="text">
      <style:text-properties officeooo:rsid="000dae4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c4dc1" style:font-weight-asian="bold" style:font-weight-complex="bold"/>
    </style:style>
    <style:style style:name="T5" style:family="text">
      <style:text-properties officeooo:rsid="000fd115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9a574" style:font-weight-asian="normal" style:font-weight-complex="normal"/>
    </style:style>
    <style:style style:name="T8" style:family="text">
      <style:text-properties fo:font-weight="normal" officeooo:rsid="0036e3ef" style:font-weight-asian="normal" style:font-weight-complex="normal"/>
    </style:style>
    <style:style style:name="T9" style:family="text">
      <style:text-properties fo:font-weight="normal" officeooo:rsid="004c4dc1" style:font-weight-asian="normal" style:font-weight-complex="normal"/>
    </style:style>
    <style:style style:name="T10" style:family="text">
      <style:text-properties fo:font-weight="normal" officeooo:rsid="0012c6a3" style:font-weight-asian="normal" style:font-weight-complex="normal"/>
    </style:style>
    <style:style style:name="T11" style:family="text">
      <style:text-properties officeooo:rsid="0012c6a3"/>
    </style:style>
    <style:style style:name="T12" style:family="text">
      <style:text-properties officeooo:rsid="0016c6b8"/>
    </style:style>
    <style:style style:name="T13" style:family="text">
      <style:text-properties officeooo:rsid="0018acc3"/>
    </style:style>
    <style:style style:name="T14" style:family="text">
      <style:text-properties officeooo:rsid="0019a574"/>
    </style:style>
    <style:style style:name="T15" style:family="text">
      <style:text-properties officeooo:rsid="001ae90a"/>
    </style:style>
    <style:style style:name="T16" style:family="text">
      <style:text-properties officeooo:rsid="001afbc1"/>
    </style:style>
    <style:style style:name="T17" style:family="text">
      <style:text-properties officeooo:rsid="001b1923"/>
    </style:style>
    <style:style style:name="T18" style:family="text">
      <style:text-properties officeooo:rsid="001ea49b"/>
    </style:style>
    <style:style style:name="T19" style:family="text">
      <style:text-properties officeooo:rsid="001f5753"/>
    </style:style>
    <style:style style:name="T20" style:family="text">
      <style:text-properties officeooo:rsid="00207b4a"/>
    </style:style>
    <style:style style:name="T21" style:family="text">
      <style:text-properties officeooo:rsid="0023ec08"/>
    </style:style>
    <style:style style:name="T22" style:family="text">
      <style:text-properties officeooo:rsid="00265842"/>
    </style:style>
    <style:style style:name="T23" style:family="text">
      <style:text-properties style:font-name="Roboto" fo:font-size="10pt" fo:language="fr" fo:country="FR" style:font-size-asian="10pt" style:font-size-complex="10pt"/>
    </style:style>
    <style:style style:name="T24" style:family="text">
      <style:text-properties style:font-name="Roboto" fo:font-size="10pt" fo:language="fr" fo:country="FR" officeooo:rsid="002f1686" style:font-size-asian="10pt" style:font-size-complex="10pt"/>
    </style:style>
    <style:style style:name="T25" style:family="text">
      <style:text-properties style:font-name="Roboto" fo:font-size="10pt" fo:language="fr" fo:country="FR" officeooo:rsid="003bf0f9" style:font-size-asian="10pt" style:font-size-complex="10pt"/>
    </style:style>
    <style:style style:name="T26" style:family="text">
      <style:text-properties style:font-name="Roboto" fo:font-size="10pt" fo:language="fr" fo:country="FR" officeooo:rsid="005f0d50" style:font-size-asian="10pt" style:font-size-complex="10pt"/>
    </style:style>
    <style:style style:name="T27" style:family="text">
      <style:text-properties officeooo:rsid="0030aa84"/>
    </style:style>
    <style:style style:name="T28" style:family="text">
      <style:text-properties officeooo:rsid="00324d4a"/>
    </style:style>
    <style:style style:name="T29" style:family="text">
      <style:text-properties officeooo:rsid="003edecd"/>
    </style:style>
    <style:style style:name="T30" style:family="text">
      <style:text-properties officeooo:rsid="00470f0c"/>
    </style:style>
    <style:style style:name="T31" style:family="text">
      <style:text-properties officeooo:rsid="004857d2"/>
    </style:style>
    <style:style style:name="T32" style:family="text">
      <style:text-properties officeooo:rsid="004c4dc1"/>
    </style:style>
    <style:style style:name="T33" style:family="text">
      <style:text-properties officeooo:rsid="005030f2"/>
    </style:style>
    <style:style style:name="T34" style:family="text">
      <style:text-properties officeooo:rsid="00530f41"/>
    </style:style>
    <style:style style:name="T35" style:family="text">
      <style:text-properties officeooo:rsid="0058a863"/>
    </style:style>
    <style:style style:name="T36" style:family="text">
      <style:text-properties officeooo:rsid="005bfe29"/>
    </style:style>
    <style:style style:name="T37" style:family="text">
      <style:text-properties officeooo:rsid="00697723"/>
    </style:style>
    <style:style style:name="T38" style:family="text">
      <style:text-properties officeooo:rsid="0077c5e5"/>
    </style:style>
    <style:style style:name="T39" style:family="text">
      <style:text-properties officeooo:rsid="007b720f"/>
    </style:style>
    <style:style style:name="fr1" style:family="graphic" style:parent-style-name="Graphics">
      <style:graphic-properties fo:margin-left="0in" fo:margin-right="0in" fo:margin-top="0in" fo:margin-bottom="0in" style:run-through="foreground" style:wrap="right" style:number-wrapped-paragraphs="no-limit" style:wrap-contour="false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Line94480742633968">
          <table:table-cell table:style-name="Table1.A1" office:value-type="string">
            <text:p text:style-name="P2">Léo</text:p>
            <text:p text:style-name="P36">STATKUS</text:p>
          </table:table-cell>
        </table:table-row>
        <table:table-row table:style-name="TableLine94480852363984">
          <table:table-cell table:style-name="Table1.A1" office:value-type="string">
            <text:p text:style-name="P4">31 ans</text:p>
          </table:table-cell>
        </table:table-row>
        <table:table-row table:style-name="TableLine94480723053680">
          <table:table-cell table:style-name="Table1.A1" office:value-type="string">
            <text:p text:style-name="P4">Permis B</text:p>
          </table:table-cell>
        </table:table-row>
        <table:table-row table:style-name="Table1.4">
          <table:table-cell table:style-name="Table1.A4" office:value-type="string">
            <text:p text:style-name="P22">Coordonnées</text:p>
          </table:table-cell>
        </table:table-row>
        <table:table-row table:style-name="TableLine94480723052048">
          <table:table-cell table:style-name="Table1.A1" office:value-type="string">
            <text:p text:style-name="P54"><draw:frame draw:style-name="fr3" draw:name="Image5" text:anchor-type="char" svg:x="0.0299in" svg:width="0.15in" svg:height="0.2in" draw:z-index="4"><draw:image xlink:href="Pictures/1000018F000027CA00003505628E3C423E3362F6.svg" xlink:type="simple" xlink:show="embed" xlink:actuate="onLoad" draw:mime-type="image/svg+xml"/><draw:image xlink:href="Pictures/100002010000018100000201C9C1341298932AE7.png" xlink:type="simple" xlink:show="embed" xlink:actuate="onLoad" draw:mime-type="image/png"/></draw:frame><text:s/>Grenoble</text:p>
            <text:p text:style-name="P59"><draw:frame draw:style-name="fr2" draw:name="Image4" text:anchor-type="char" svg:width="0.2in" svg:height="0.2in" draw:z-index="3"><draw:image xlink:href="Pictures/100001FC000034EB000034EB3CA8BA4187872186.svg" xlink:type="simple" xlink:show="embed" xlink:actuate="onLoad" draw:mime-type="image/svg+xml"/><draw:image xlink:href="Pictures/100002010000020000000200AF377771B5761AE8.png" xlink:type="simple" xlink:show="embed" xlink:actuate="onLoad" draw:mime-type="image/png"/></draw:frame><text:s/><text:span text:style-name="T1">+33 6 12 79 73 72</text:span></text:p>
            <text:p text:style-name="P60"><draw:frame draw:style-name="fr2" draw:name="Image3" text:anchor-type="char" svg:width="0.2in" svg:height="0.2in" draw:z-index="2"><draw:image xlink:href="Pictures/100002A20000350500003505FAAF396645B7B627.svg" xlink:type="simple" xlink:show="embed" xlink:actuate="onLoad" draw:mime-type="image/svg+xml"/><draw:image xlink:href="Pictures/10000201000002010000020192FBF01B5639126E.png" xlink:type="simple" xlink:show="embed" xlink:actuate="onLoad" draw:mime-type="image/png"/></draw:frame><text:span text:style-name="T31"><text:s/></text:span><text:a xlink:type="simple" xlink:href="mailto:leo@statkus.fr" text:style-name="Internet_20_link" text:visited-style-name="Visited_20_Internet_20_Link"><text:span text:style-name="T1">leo@statkus.fr</text:span></text:a></text:p>
            <text:p text:style-name="P56"><draw:frame draw:style-name="fr2" draw:name="Image2" text:anchor-type="char" svg:width="0.2in" svg:height="0.2in" draw:z-index="1"><draw:image xlink:href="Pictures/1000028F00002E6800003505CA51877673F76CAB.svg" xlink:type="simple" xlink:show="embed" xlink:actuate="onLoad" draw:mime-type="image/svg+xml"/><draw:image xlink:href="Pictures/10000201000001C10000020136184EFB52360260.png" xlink:type="simple" xlink:show="embed" xlink:actuate="onLoad" draw:mime-type="image/png"/></draw:frame><text:span text:style-name="T26"><text:s/></text:span><text:a xlink:type="simple" xlink:href="https://www.linkedin.com/in/léo-statkus-3a7187108" text:style-name="Internet_20_link" text:visited-style-name="Visited_20_Internet_20_Link"><text:span text:style-name="T23">LinkedIn</text:span></text:a><text:span text:style-name="T24"> </text:span><text:span text:style-name="T25">(Léo Statkus)</text:span></text:p>
            <text:p text:style-name="P57"><draw:frame draw:style-name="fr1" draw:name="Image1" text:anchor-type="char" svg:y="0.0193in" svg:width="0.2in" svg:height="0.2in" draw:z-index="0"><draw:image xlink:href="Pictures/100006090000335E000035051DB8F4B52DA40CFD.svg" xlink:type="simple" xlink:show="embed" xlink:actuate="onLoad" draw:mime-type="image/svg+xml"/><draw:image xlink:href="Pictures/10000201000001F100000201E32C671EB4B1FC8A.png" xlink:type="simple" xlink:show="embed" xlink:actuate="onLoad" draw:mime-type="image/png"/></draw:frame><text:span text:style-name="T26"><text:s/></text:span><text:a xlink:type="simple" xlink:href="https://github.com/Statkus" text:style-name="Internet_20_link" text:visited-style-name="Visited_20_Internet_20_Link"><text:span text:style-name="T24">GitHub</text:span></text:a><text:span text:style-name="T24"> </text:span><text:span text:style-name="T25">(Statkus)</text:span></text:p>
            <text:p text:style-name="P18"/>
          </table:table-cell>
        </table:table-row>
        <table:table-row table:style-name="Table1.6">
          <table:table-cell table:style-name="Table1.A6" office:value-type="string">
            <text:p text:style-name="P21">Compétences techniques</text:p>
          </table:table-cell>
        </table:table-row>
        <table:table-row table:style-name="TableLine94480852521472">
          <table:table-cell table:style-name="Table1.A1" office:value-type="string">
            <text:p text:style-name="P5"><text:span text:style-name="T3">Brevet de pilote de drone :</text:span><text:span text:style-name="T6"> brevet théorique UL</text:span><text:span text:style-name="T8">M</text:span><text:span text:style-name="T6"> et formation pratique drone </text:span><text:span text:style-name="T7">mutli-rotor</text:span></text:p>
            <text:p text:style-name="P10"><text:span text:style-name="T3">Langages :</text:span> Ada, C/C++, Python, Bash</text:p>
            <text:p text:style-name="P11"><text:span text:style-name="T3">Outils :</text:span> Git, Vim, <text:span text:style-name="T5">Jenkins, GitLab CI</text:span></text:p>
            <text:p text:style-name="P10"><text:span text:style-name="T3">Méthodes :</text:span> <text:span text:style-name="T5">développement agile (itératif incrémental), </text:span><text:span text:style-name="T19">tests uni</text:span><text:span text:style-name="T30">tair</text:span><text:span text:style-name="T19">es, </text:span>BDD, TDD, DO‑178C</text:p>
            <text:p text:style-name="P10"><text:span text:style-name="T3">Systèmes :</text:span> Linux, baremetal <text:span text:style-name="T19">(drivers : GPIO, UART, SPI, I2C, CAN, PWM, PPM, ADC, DMA)</text:span></text:p>
            <text:p text:style-name="P10"/>
          </table:table-cell>
        </table:table-row>
        <table:table-row table:style-name="Table1.6">
          <table:table-cell table:style-name="Table1.A6" office:value-type="string">
            <text:p text:style-name="P20">Langues</text:p>
          </table:table-cell>
        </table:table-row>
        <table:table-row table:style-name="TableLine94480723114720">
          <table:table-cell table:style-name="Table1.A1" office:value-type="string">
            <text:p text:style-name="P3">Anglais (courant, 587 <text:span text:style-name="T2">point </text:span>au TOEFL ITP en 2016)</text:p>
            <text:p text:style-name="P10">Italien (scolaire)</text:p>
            <text:p text:style-name="P10"/>
          </table:table-cell>
        </table:table-row>
        <table:table-row table:style-name="Table1.6">
          <table:table-cell table:style-name="Table1.A6" office:value-type="string">
            <text:p text:style-name="P29">Projets personnels</text:p>
          </table:table-cell>
        </table:table-row>
        <table:table-row table:style-name="TableLine94480723116048">
          <table:table-cell table:style-name="Table1.A1" office:value-type="string">
            <text:p text:style-name="P12">Réalisation d’un robot roulant gyropode : C, Python, STM32F3, <text:span text:style-name="T17">UART, </text:span>IMU, filtre de Kalman, PID.</text:p>
            <text:p text:style-name="P12"/>
            <text:p text:style-name="P12">Développement d’un <text:span text:style-name="T20">site</text:span> web avec Ada Web Server : Ada, tests unitaires, JavaScript, CSS.</text:p>
            <text:p text:style-name="P12"/>
            <text:p text:style-name="P13">Réalisation d’un écran d’aide à la conduite d’une voiture affichant différentes informations (vitesse, température d’eau, pression de turbo…) : C, STM32F1, CAN, SPI, UART, OBD2.</text:p>
            <text:p text:style-name="P13"/>
            <text:p text:style-name="P14">Réalisation d’un simulateur de conduite/vol se déplaçant sur 3 degrés de liberté : C, STM32F4, GPIO, UART, PWM, contrôle de moteurs pas à pas industriel, CAO et impression 3D.</text:p>
            <text:p text:style-name="P14"/>
          </table:table-cell>
        </table:table-row>
        <table:table-row table:style-name="Table1.6">
          <table:table-cell table:style-name="Table1.A6" office:value-type="string">
            <text:p text:style-name="P30">Centres d’intérêts</text:p>
          </table:table-cell>
        </table:table-row>
        <table:table-row table:style-name="TableLine94480759229568">
          <table:table-cell table:style-name="Table1.A1" office:value-type="string">
            <text:p text:style-name="P5">Ski alpin, ski nordique, natation, robotique, montage et pilotage de drone<text:span text:style-name="T16">s </text:span>FPV, <text:span text:style-name="T29">jeux vidéo</text:span>.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Line94480843592944">
          <table:table-cell table:style-name="Table2.A1" table:number-columns-spanned="2" office:value-type="string">
            <text:p text:style-name="P43">Ingénieur logiciel embarqué</text:p>
            <text:p text:style-name="P55">8 ans d’<text:span text:style-name="T31">e</text:span>xpérience</text:p>
          </table:table-cell>
          <table:covered-table-cell/>
        </table:table-row>
        <table:table-row table:style-name="Table2.2">
          <table:table-cell table:style-name="Table2.A2" table:number-columns-spanned="2" office:value-type="string">
            <text:p text:style-name="P28">Exp<text:span text:style-name="T32">é</text:span>riences professionnelles</text:p>
          </table:table-cell>
          <table:covered-table-cell/>
        </table:table-row>
        <table:table-row table:style-name="TableLine94480858694864">
          <table:table-cell table:style-name="Table2.A3" office:value-type="string">
            <text:p text:style-name="P15">2020</text:p>
            <text:p text:style-name="P15">–</text:p>
            <text:p text:style-name="P15">2024</text:p>
            <text:p text:style-name="P58">(4,5 ans)</text:p>
          </table:table-cell>
          <table:table-cell table:style-name="Table2.A1" office:value-type="string">
            <text:p text:style-name="P27"><text:span text:style-name="T4">Dé</text:span><text:span text:style-name="T3">veloppeur logiciel embarqué critique</text:span></text:p>
            <text:p text:style-name="P37"><text:span text:style-name="T4">Hionos</text:span><text:span text:style-name="T32">, </text:span>Grenoble</text:p>
            <text:p text:style-name="P9">Principales missions réalisées :</text:p>
            <text:list xml:id="list1152490240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4"><text:span text:style-name="T12">D</text:span>éveloppement d’un autopilote de drone certifié DO‑178C DAL A : <text:span text:style-name="T12">HLR/HLT, LLR/LLT, Ada.</text:span></text:p>
                          </text:list-item>
                          <text:list-item>
                            <text:p text:style-name="P47">Développement de drivers bas niveau : <text:span text:style-name="T13">GPIO, </text:span>UART, SPI, I2C, CAN, PWM, PPM, ADC, <text:span text:style-name="T14">DMA</text:span> sur <text:span text:style-name="T15">microcontrôleurs </text:span>STM32.</text:p>
                          </text:list-item>
                          <text:list-item>
                            <text:p text:style-name="P49">Mise en place d’une intégration continue avec Jenkins <text:span text:style-name="T36">et </text:span>GitLab CI.</text:p>
                          </text:list-item>
                          <text:list-item>
                            <text:p text:style-name="P49">Mise en place d’un environnement de test HITL avec visualisation 3D (FlightGear).</text:p>
                          </text:list-item>
                          <text:list-item>
                            <text:p text:style-name="P50">Prototypage de solutions redondantes (triplex).</text:p>
                          </text:list-item>
                          <text:list-item>
                            <text:p text:style-name="P48">Montage et pilotage de drone<text:span text:style-name="T14">s</text:span> pour test<text:span text:style-name="T34">s</text:span> <text:span text:style-name="T14">et valid</text:span><text:span text:style-name="T34">ations.</text:span></text:p>
                          </text:list-item>
                          <text:list-item>
                            <text:p text:style-name="P50"><text:span text:style-name="T30">Participation à des p</text:span>rojets de recherche <text:span text:style-name="T37">pour du </text:span>geocaging.</text:p>
                            <text:p text:style-name="P52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Line94480750737872">
          <table:table-cell table:style-name="Table2.A5" office:value-type="string">
            <text:p text:style-name="P15">2016</text:p>
            <text:p text:style-name="P15">–</text:p>
            <text:p text:style-name="P15">2020</text:p>
            <text:p text:style-name="P58">(3,5 ans)</text:p>
          </table:table-cell>
          <table:table-cell table:style-name="Table2.A1" office:value-type="string">
            <text:p text:style-name="P27"><text:span text:style-name="T4">Dé</text:span><text:span text:style-name="T3">veloppeur logiciel embarqué</text:span></text:p>
            <text:p text:style-name="P38"><text:span text:style-name="T4">Sogilis</text:span><text:span text:style-name="T9">,</text:span> Grenoble</text:p>
            <text:p text:style-name="P8">Pr<text:span text:style-name="T30">e</text:span>stataire pour différents clients/projets :</text:p>
            <text:list xml:id="list1663310350" text:style-name="L2">
              <text:list-item>
                <text:p text:style-name="P45"><text:span text:style-name="T3">THALES Avionics :</text:span><text:span text:style-name="T6"> </text:span>développement d’un système GPS certifié DO‑178C DAL B : HLR/<text:span text:style-name="T14">HLT</text:span>, LLR/<text:span text:style-name="T14">LLT</text:span>, Ada.</text:p>
              </text:list-item>
              <text:list-item>
                <text:p text:style-name="P51"><text:span text:style-name="T3">Orthotaxy :</text:span> développement d’un robot médical <text:span text:style-name="T14">d’assistance à la mise en place de prothèse du genoux : C++, </text:span><text:span text:style-name="T27">définition de protocol</text:span><text:span text:style-name="T33">e</text:span><text:span text:style-name="T27">s UART</text:span><text:span text:style-name="T14">.</text:span></text:p>
              </text:list-item>
              <text:list-item>
                <text:p text:style-name="P46"><text:span text:style-name="T3">CAP2018 :</text:span> développement d’un autopilote de drone certifié DO‑178C DAL A : HLR/<text:span text:style-name="T14">HLT</text:span>, LLR/<text:span text:style-name="T14">LLT</text:span>, Ada.</text:p>
              </text:list-item>
              <text:list-item>
                <text:p text:style-name="P46"><text:span text:style-name="T3">Notilo+ :</text:span> prototypage d’un drone sous-marin autonome : C++, <text:span text:style-name="T18">tests unitaires, mise en place d’un environnement de test HITL.</text:span></text:p>
                <text:p text:style-name="P53"/>
              </text:list-item>
            </text:list>
          </table:table-cell>
        </table:table-row>
        <table:table-row table:style-name="TableLine94480782245856">
          <table:table-cell table:style-name="Table2.A5" office:value-type="string">
            <text:p text:style-name="P6">2016</text:p>
            <text:p text:style-name="P58">(6 mois)</text:p>
          </table:table-cell>
          <table:table-cell table:style-name="Table2.A1" office:value-type="string">
            <text:p text:style-name="P26">Ingénieur de recherche (stage)</text:p>
            <text:p text:style-name="P39"><text:span text:style-name="T3">SenseFly</text:span><text:span text:style-name="T10">,</text:span><text:span text:style-name="T11"> Lausanne, Suisse</text:span></text:p>
            <text:p text:style-name="P5">Amélioration du streaming vidéo entre un drone et une station sol : G<text:span text:style-name="T38">S</text:span>treamer , <text:span text:style-name="T14">H.264, multi-slice encoding, periodic intra refresh.</text:span></text:p>
            <text:p text:style-name="P31"/>
          </table:table-cell>
        </table:table-row>
        <table:table-row table:style-name="TableLine94480734108000">
          <table:table-cell table:style-name="Table2.A6" office:value-type="string">
            <text:p text:style-name="P7">2015</text:p>
            <text:p text:style-name="P58">(<text:span text:style-name="T30">3</text:span> mois)</text:p>
          </table:table-cell>
          <table:table-cell table:style-name="Table2.A1" office:value-type="string">
            <text:p text:style-name="P26">Ingénieur de recherche (stage)</text:p>
            <text:p text:style-name="P40"><text:span text:style-name="T3">THALES Systèmes Aéroportés</text:span>, <text:span text:style-name="T21">Pessac</text:span></text:p>
            <text:p text:style-name="P17">Observation des contextes <text:span text:style-name="T28">d’arrêt et </text:span>de reprise d’une application temps réel <text:span text:style-name="T28">pour l’optimisation du temps d’exécution de tests automatisés</text:span> <text:span text:style-name="T39">(</text:span>analyse de fichiers <text:span text:style-name="T22">texte</text:span><text:span text:style-name="T39">)</text:span> : Perl.</text:p>
          </table:table-cell>
        </table:table-row>
        <table:table-row table:style-name="TableLine94480855418656">
          <table:table-cell table:style-name="Table2.A7" office:value-type="string">
            <text:p text:style-name="P34"/>
          </table:table-cell>
          <table:table-cell table:style-name="Table2.A1" office:value-type="string">
            <text:p text:style-name="P35"/>
          </table:table-cell>
        </table:table-row>
        <table:table-row table:style-name="Table2.2">
          <table:table-cell table:style-name="Table2.A2" table:number-columns-spanned="2" office:value-type="string">
            <text:p text:style-name="P28">Formation</text:p>
          </table:table-cell>
          <table:covered-table-cell/>
        </table:table-row>
        <table:table-row table:style-name="TableLine94480832765968">
          <table:table-cell table:style-name="Table2.A9" office:value-type="string">
            <text:p text:style-name="P16">2016</text:p>
          </table:table-cell>
          <table:table-cell table:style-name="Table2.A1" office:value-type="string">
            <text:p text:style-name="P23">Master de recherche i-MARS</text:p>
            <text:p text:style-name="P41">CentraleSupélec</text:p>
            <text:p text:style-name="P17">Micro-technologies, Architecture, Réseaux et Systèmes de communications</text:p>
            <text:p text:style-name="P32"/>
          </table:table-cell>
        </table:table-row>
        <table:table-row table:style-name="TableLine94480857908448">
          <table:table-cell table:style-name="Table2.A10" office:value-type="string">
            <text:p text:style-name="P16">2016</text:p>
          </table:table-cell>
          <table:table-cell table:style-name="Table2.A1" office:value-type="string">
            <text:p text:style-name="P24">Diplôme d'ingénieur <text:span text:style-name="T35">de l’école supérieure d’électricité</text:span></text:p>
            <text:p text:style-name="P41">CentraleSupélec</text:p>
            <text:p text:style-name="P19">Majeure Systèmes Électroniques, Réseaux et Images</text:p>
            <text:p text:style-name="P33"/>
          </table:table-cell>
        </table:table-row>
        <table:table-row table:style-name="TableLine94480849757056">
          <table:table-cell table:style-name="Table2.A11" office:value-type="string">
            <text:p text:style-name="P16">2<text:span text:style-name="T1">0</text:span>13</text:p>
          </table:table-cell>
          <table:table-cell table:style-name="Table2.A1" office:value-type="string">
            <text:p text:style-name="P25">DUT</text:p>
            <text:p text:style-name="P42">IUT1 Université Joseph Fourier<text:span text:style-name="T6">, Grenoble</text:span></text:p>
            <text:p text:style-name="P19">Génie électrique et informatique industrielle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Character_5f_20_5f_style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Character_5f_20_5f_style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Character_5f_20_5f_style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Character_5f_20_5f_style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Character_5f_20_5f_style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Character_5f_20_5f_style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Character_5f_20_5f_style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Character_5f_20_5f_style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Character_5f_20_5f_style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>
          <style:column style:rel-width="3056*" fo:start-indent="0in" fo:end-indent="0.0327in"/>
          <style:column style:rel-width="6916*" fo:start-indent="0.0327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3T17:39:19.465377474</meta:creation-date>
    <meta:editing-duration>PT6H35M24S</meta:editing-duration>
    <meta:editing-cycles>73</meta:editing-cycles>
    <meta:generator>LibreOffice/7.0.4.2$Linux_X86_64 LibreOffice_project/00$Build-2</meta:generator>
    <dc:date>2024-10-13T12:51:32.098997531</dc:date>
    <meta:document-statistic meta:table-count="2" meta:image-count="5" meta:object-count="0" meta:page-count="2" meta:paragraph-count="79" meta:word-count="491" meta:character-count="3257" meta:non-whitespace-character-count="2849"/>
  </office:meta>
</office:document-meta>
</file>